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1972in" fo:margin-left="0in" fo:margin-top="0in" fo:margin-bottom="0in" table:align="left"/>
    </style:style>
    <style:style style:name="Table1.A" style:family="table-column">
      <style:table-column-properties style:column-width="0.7931in"/>
    </style:style>
    <style:style style:name="Table1.B" style:family="table-column">
      <style:table-column-properties style:column-width="0.5125in"/>
    </style:style>
    <style:style style:name="Table1.C" style:family="table-column">
      <style:table-column-properties style:column-width="0.5715in"/>
    </style:style>
    <style:style style:name="Table1.E" style:family="table-column">
      <style:table-column-properties style:column-width="0.5722in"/>
    </style:style>
    <style:style style:name="Table1.F" style:family="table-column">
      <style:table-column-properties style:column-width="0.734in"/>
    </style:style>
    <style:style style:name="Table1.G" style:family="table-column">
      <style:table-column-properties style:column-width="0.8431in"/>
    </style:style>
    <style:style style:name="Table1.H" style:family="table-column">
      <style:table-column-properties style:column-width="0.7938in"/>
    </style:style>
    <style:style style:name="Table1.I" style:family="table-column">
      <style:table-column-properties style:column-width="0.863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I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T5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Nome e Matricula: ____________________________________________________________________</text:span></text:p>
      <text:p text:style-name="Standard"><text:span text:style-name="T1">Exemplo</text:span><text:span text:style-name="T2">: Somador de Ponto Flutuante em 4 ciclos (addF ), Multiplicador de Ponto Flutuante em 6 ciclos ( mulF )</text:span></text:p>
      <text:p text:style-name="Standard"><text:span text:style-name="T2">Load e Store como unidade de memória de 2 ciclos <text:s/>(Ld e Sd), 1 unidade de inteiros (Add,Addi, sub, and,...)</text:span></text:p>
      <text:p text:style-name="Standard"><text:span text:style-name="T1">Escalonamento Estático</text:span><text:span text:style-name="T2">: Trocar a ordem das instruções sem alterar a semântica do programa para acelerar a execução.</text:span></text:p>
      <text:p text:style-name="Standard"><text:span text:style-name="T2">Loop unrolling: Expansão do Loop em 2 ou mais interações para ter mais instruções para escalonar. Vamos considerar apenas LOOP sem dependências entre as interações sucessivas.</text:span></text:p>
      <text:p text:style-name="P1"/>
      <text:p text:style-name="Standard">Com Loop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2"><text:span text:style-name="T3">instrução</text:span></text:p>
          </table:table-cell>
          <table:table-cell table:style-name="Table1.A1" office:value-type="string">
            <text:p text:style-name="P2"><text:span text:style-name="T3">fetch</text:span></text:p>
          </table:table-cell>
          <table:table-cell table:style-name="Table1.A1" office:value-type="string">
            <text:p text:style-name="P2"><text:span text:style-name="T3">decode</text:span></text:p>
          </table:table-cell>
          <table:table-cell table:style-name="Table1.A1" office:value-type="string">
            <text:p text:style-name="P2"><text:span text:style-name="T3">exec</text:span></text:p>
          </table:table-cell>
          <table:table-cell table:style-name="Table1.A1" office:value-type="string">
            <text:p text:style-name="P2"><text:span text:style-name="T3">write</text:span></text:p>
          </table:table-cell>
          <table:table-cell table:style-name="Table1.A1" office:value-type="string">
            <text:p text:style-name="P2"><text:span text:style-name="T3">fetch</text:span></text:p>
          </table:table-cell>
          <table:table-cell table:style-name="Table1.A1" office:value-type="string">
            <text:p text:style-name="P2"><text:span text:style-name="T3">decode</text:span></text:p>
          </table:table-cell>
          <table:table-cell table:style-name="Table1.A1" office:value-type="string">
            <text:p text:style-name="P2"><text:span text:style-name="T3">exec</text:span></text:p>
          </table:table-cell>
          <table:table-cell table:style-name="Table1.I1" office:value-type="string">
            <text:p text:style-name="P2"><text:span text:style-name="T3">writ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">LOOP: </text:span></text:p>
            <text:p text:style-name="Standard"><text:span text:style-name="T5">addf f1,f2,f3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5">Ld f2,8(r1)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Standard"><text:span text:style-name="T5">Multf f1,f1,f2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5">addf f4,f2,f1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Standard"><text:span text:style-name="T5">Sd f4,16(r1)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5">Addi r1,r1,32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Standard"><text:span text:style-name="T5">Beq r1,r2,LOOP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I1" table:number-columns-spanned="9" office:value-type="string">
            <text:p text:style-name="P2"><text:span text:style-name="T4">Ciclos por instrução = <text:s text:c="25"/>Modifique o código acima para executar com escalonamento estático e loop unrollin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I1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I1" table:number-columns-spanned="9" office:value-type="string">
            <text:p text:style-name="P2"><text:span text:style-name="T4">Ciclos por instrução: <text:s text:c="81"/>Faça o teste abaixo: 1) Executar o códig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2"><text:span text:style-name="T3">instrução</text:span></text:p>
          </table:table-cell>
          <table:table-cell table:style-name="Table1.A1" office:value-type="string">
            <text:p text:style-name="P2"><text:span text:style-name="T3">fetch</text:span></text:p>
          </table:table-cell>
          <table:table-cell table:style-name="Table1.A1" office:value-type="string">
            <text:p text:style-name="P2"><text:span text:style-name="T3">decode</text:span></text:p>
          </table:table-cell>
          <table:table-cell table:style-name="Table1.A1" office:value-type="string">
            <text:p text:style-name="P2"><text:span text:style-name="T3">exec</text:span></text:p>
          </table:table-cell>
          <table:table-cell table:style-name="Table1.A1" office:value-type="string">
            <text:p text:style-name="P2"><text:span text:style-name="T3">write</text:span></text:p>
          </table:table-cell>
          <table:table-cell table:style-name="Table1.A1" office:value-type="string">
            <text:p text:style-name="P2"><text:span text:style-name="T3">fetch</text:span></text:p>
          </table:table-cell>
          <table:table-cell table:style-name="Table1.A1" office:value-type="string">
            <text:p text:style-name="P2"><text:span text:style-name="T3">decode</text:span></text:p>
          </table:table-cell>
          <table:table-cell table:style-name="Table1.A1" office:value-type="string">
            <text:p text:style-name="P2"><text:span text:style-name="T3">exec</text:span></text:p>
          </table:table-cell>
          <table:table-cell table:style-name="Table1.I1" office:value-type="string">
            <text:p text:style-name="P2"><text:span text:style-name="T3">write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4">Loop:</text:span></text:p>
            <text:p text:style-name="P2"><text:span text:style-name="T5">ld f1,0(r1)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2"><text:span text:style-name="T5">ld f2,4(r1)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4">Sd f2,1</text:span><text:span text:style-name="T5">6</text:span><text:span text:style-name="T4">(r1)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2"><text:span text:style-name="T4">Ld f</text:span><text:span text:style-name="T5">2</text:span><text:span text:style-name="T4">,2</text:span><text:span text:style-name="T5">0</text:span><text:span text:style-name="T4">(r1)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4">Mult f1,f1,f</text:span><text:span text:style-name="T5">2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2"><text:span text:style-name="T4">Addf f1,f1,f4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4">Sd f1,0(r1)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2"><text:span text:style-name="T4">Addi r1,r1,32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4">BNE r1,r2,LOOP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I1" table:number-columns-spanned="9" office:value-type="string">
            <text:p text:style-name="P2"><text:span text:style-name="T4">Ciclos por instrução = <text:s text:c="25"/>Modifique o código acima para executar com </text:span><text:span text:style-name="T5">unrolling fator 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3">instrução</text:span></text:p>
          </table:table-cell>
          <table:table-cell table:style-name="Table1.A1" office:value-type="string">
            <text:p text:style-name="P2"><text:span text:style-name="T3">fetch</text:span></text:p>
          </table:table-cell>
          <table:table-cell table:style-name="Table1.A1" office:value-type="string">
            <text:p text:style-name="P2"><text:span text:style-name="T3">decode</text:span></text:p>
          </table:table-cell>
          <table:table-cell table:style-name="Table1.A1" office:value-type="string">
            <text:p text:style-name="P2"><text:span text:style-name="T3">exec</text:span></text:p>
          </table:table-cell>
          <table:table-cell table:style-name="Table1.A1" office:value-type="string">
            <text:p text:style-name="P2"><text:span text:style-name="T3">write</text:span></text:p>
          </table:table-cell>
          <table:table-cell table:style-name="Table1.A1" office:value-type="string">
            <text:p text:style-name="P2"><text:span text:style-name="T3">fetch</text:span></text:p>
          </table:table-cell>
          <table:table-cell table:style-name="Table1.A1" office:value-type="string">
            <text:p text:style-name="P2"><text:span text:style-name="T3">decode</text:span></text:p>
          </table:table-cell>
          <table:table-cell table:style-name="Table1.A1" office:value-type="string">
            <text:p text:style-name="P2"><text:span text:style-name="T3">exec</text:span></text:p>
          </table:table-cell>
          <table:table-cell table:style-name="Table1.I1" office:value-type="string">
            <text:p text:style-name="P2"><text:span text:style-name="T3">write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2" meta:paragraph-count="54" meta:word-count="191" meta:character-count="1341" meta:non-whitespace-character-count="1071"/>
    <meta:generator>LibreOfficeDev/6.0.5.2$Linux_X86_64 LibreOffice_project/</meta:generator>
  </office:meta>
</office:document-meta>
</file>